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e883" officeooo:paragraph-rsid="0019e883"/>
    </style:style>
    <style:style style:name="P2" style:family="paragraph" style:parent-style-name="Standard">
      <style:text-properties fo:font-size="16pt" fo:font-weight="bold" officeooo:rsid="0019e883" officeooo:paragraph-rsid="0019e883" style:font-size-asian="16pt" style:font-weight-asian="bold" style:font-size-complex="16pt" style:font-weight-complex="bold"/>
    </style:style>
    <style:style style:name="P3" style:family="paragraph" style:parent-style-name="Standard">
      <style:text-properties fo:font-size="12pt" fo:font-weight="normal" officeooo:rsid="001b6f6e" officeooo:paragraph-rsid="001b6f6e" style:font-size-asian="12pt" style:font-weight-asian="normal" style:font-size-complex="12pt" style:font-weight-complex="normal"/>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66ccff" loext:char-shading-value="0"/>
    </style:style>
    <style:style style:name="T4" style:family="text">
      <style:text-properties fo:background-color="#66ccff" loext:char-shading-value="0"/>
    </style:style>
    <style:style style:name="T5" style:family="text">
      <style:text-properties officeooo:rsid="001de0cb" fo:background-color="#66ccff" loext:char-shading-value="0"/>
    </style:style>
    <style:style style:name="T6" style:family="text">
      <style:text-properties fo:background-color="#ffff99" loext:char-shading-value="0"/>
    </style:style>
    <style:style style:name="T7" style:family="text">
      <style:text-properties fo:background-color="#ffff99" loext:char-shading-value="0"/>
    </style:style>
    <style:style style:name="T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HREC’17 Track: 3D Hand Gesture Recognition Using a Depth and Skeletal Dataset</text:p>
      <text:p text:style-name="Standard"/>
      <text:p text:style-name="P1">ABSTRACT</text:p>
      <text:p text:style-name="P1">El reconocimiento de gestos con las manos se está convirtiendo recientemente en uno de los campos de investigación más atractivos para el reconocimiento de patrones. El objetivo de esta pista es evaluar el rendimiento de los enfoques de reconocimiento recientes utilizando un conjunto de datos de gestos manuales con 14 gestos, realizados por 28 participantes que ejecutan el mismo gesto con dos números diferentes de dedos. Dos grupos de investigación han participado en esta pista, la precisión de sus algoritmos de reconocimiento ha sido evaluada y comparada con otras tres</text:p>
      <text:p text:style-name="P1">enfoques de vanguardia</text:p>
      <text:p text:style-name="P1"/>
      <text:p text:style-name="P1">INTRODUCCION</text:p>
      <text:p text:style-name="P1">Entre las partes del cuerpo humano, la mano es una herramienta efectiva e intuitiva.</text:p>
      <text:p text:style-name="P1">Herramienta de interacción en la mayoría de las aplicaciones de interacción hombre-computadora (HCI). El uso del gesto de la mano como una modalidad HCI introduce interfaces intuitivas y fáciles de usar para una amplia gama de aplicaciones en sistemas de realidad virtual y aumentada, ofrece ayuda para el soporte de audición y proporciona soluciones para todos los entornos que utilizan interfaces sin contacto. Sin embargo, la mano es un objeto con una topología compleja y tiene muchas posibilidades para realizar el mismo gesto.</text:p>
      <text:p text:style-name="P1"/>
      <text:p text:style-name="P1">Por ejemplo, Feix et al. [FPS⇤09] resume el agarre</text:p>
      <text:p text:style-name="P1">taxonomías y encontramos 17 formas de mano diferentes para realizar un agarre. Otros gestos, como los trazos, que se definen más por el movimiento de la mano que por su forma, ya se usan comúnmente en el HCI táctil. <text:span text:style-name="T2">Esta diferencia entre gestos útiles debe tenerse en cuenta en un algoritmo de reconocimiento de gestos manuales.</text:span> El reconocimiento de gestos con las manos en 3D ha sido un campo de investigación activo durante los últimos 20 años, donde se han propuesto varios enfoques diferentes. En los últimos años, l<text:span text:style-name="T4">os avances en sensores de pr </text:span><text:span text:style-name="T5">c</text:span><text:span text:style-name="T4">ofundidad comerciales en 3D han promovido sustancialmente la investigación de detección y reconocimiento de gestos con las manos. </text:span>Según los últimos avances tecnológicos, los enfoques que se centran en el reconocimiento de los gestos con las manos en 3D pueden agruparse en dos categorías principales: <text:span text:style-name="T4">el reconocimiento dinámico y estático de los gestos con las manos utilizando imágenes de profundidad y / o datos esqueléticos de la mano. En la mayoría de los enfoques estáticos, la información de profundidad 3D se utiliza para extraer siluetas de mano o simplemente áreas de mano para extraer características de la región de mano segmentada </text:span>[KLTR13, RYMZ13, CDL13, WLC15, PB11]. Sin embargo,<text:span text:style-name="T4"> los métodos dinámicos explotan el aspecto temporal del movimiento de la mano, considerando el gesto como una secuencia de formas de la mano</text:span> [KZL12, ZYT13, MGO14]. Recientemente, el uso del <text:span text:style-name="T4">aprendizaje profundo </text:span>ha cambiado el paradigma de muchos campos de investigación en visión computacional.<text:span text:style-name="T4"> Los algoritmos de reconocimiento que utilizan redes neuronales específicas, como la red neuronal convolucional (CNN), </text:span>obtuvieron un rendimiento previamente inalcanzable [EBG⇤14, NWTN16].</text:p>
      <text:p text:style-name="P1"/>
      <text:p text:style-name="P1">En esta pista, presentamos un nuevo conjunto de datos de <text:span text:style-name="T7">gestos de mano dinámicos en 3D que proporciona secuencias de datos del esqueleto de la mano además de las imágenes de profundidad.</text:span> Este conjunto de datos facilitará el análisis de los gestos de las manos y abrirá nuevos ejes científicos para considerar. <text:span text:style-name="T7">Se han registrado dos métodos para esta pista y se presentarán en las siguientes secciones</text:span>. Estos dos métodos también se comparan con tres métodos de vanguardia en términos de resultados.</text:p>
      <text:p text:style-name="P1"/>
      <text:p text:style-name="P2">Dataset</text:p>
      <text:p text:style-name="P3">El conjunto de datos contiene secuencias de <text:span text:style-name="T7">14 gestos de la mano</text:span> realizados de dos maneras: usando <text:span text:style-name="T7">un dedo y toda la mano</text:span>. Cada gesto se realiza entre 1 y 10 veces por 28 participantes de 2 maneras, dando como resultado 2800 secuencias. Todos los participantes son diestros. Las <text:soft-page-break/>secuencias se etiquetan siguiendo su gesto, el número de dedos utilizados, el intérprete y el ensayo. Cada cuadro de secuencias contiene una imagen de profundidad, las coordenadas de 22 uniones, tanto en el espacio de imagen de profundidad 2D como en el espacio del mundo 3D, forman un esqueleto completo (Fig. 1). <text:span text:style-name="T7">La cámara de profundidad de corto alcance Intel RealSense </text:span>se utiliza para recopilar nuestro conjunto de datos.<text:span text:style-name="T7"> Las imágenes de profundidad y los esqueletos de mano </text:span>se capturaron a 30 cuadros por segundo, con una resolución de la imagen de profundidad de 640x480. La longitud de los gestos de muestra va desde 20 a 50 cuadros.</text:p>
      <text:p text:style-name="P3">La lista de los gestos propuestos se puede encontrar en la Tabla 1 y en la Fig. 2 se da un ejemplo. La mayoría de ellos han sido elegidos estar cerca del estado de la técnica, como el desafío VIVA</text:p>
      <text:p text:style-name="P3">conjunto de datos [OBT14]. Sin embargo, eliminamos la diferenciación entre el desplazamiento normal y el desplazamiento, como puede encontrar en nuestro enfoque de cantidad de dedos. Lo mismo aparece con el par de gesto Pinch / Expand y Open / Close. Además, complementamos esta base con el gesto Grab debido a su utilidad en las aplicaciones de realidad aumentada, pero también por sus desafíos científicos relacionados con la alta variación potencial entre los artistas.</text:p>
      <text:p text:style-name="P3">También añadimos el gesto Shake, ya que puede ser interesante para Algoritmo de reconocimiento para poder diferenciar gestos compuestos por otros gestos (un gesto de sacudida puede verse como una repetición de gestos de deslizamiento opuestos). El conjunto de datos está disponible en http://wwwrech.telecom-lille.fr/shrec2017-hand/.</text:p>
      <text:p text:style-name="P3"/>
      <text:p text:style-name="P3">3. Metodología de evaluación.</text:p>
      <text:p text:style-name="P3">Enfatizamos los principales desafíos en comparación con los conjuntos de datos de gestos manuales existentes: (1) Estudie el reconocimiento dinámico de gestos manuales utilizando la profundidad y el esqueleto completo de la mano; (2) Evalúe la efectividad del proceso de reconocimiento en términos de cobertura de la forma de la mano que depende del número de dedos utilizados. El mismo movimiento se realiza con uno o más dedos, y la secuencia se puede etiquetar de acuerdo con 14 o 28 clases, según el gesto representado y el número de dedos utilizados. De hecho, etiquetar las secuencias utilizando el gesto 14 durante el proceso de reconocimiento permite juzgar si un algoritmo puede enfrentar la alta cobertura de la forma de la mano mientras realiza el mismo gesto con un número diferente de dedos. Por otro lado, podemos usar 28 clases de gestos agrupando las secuencias según su tipo y el número de dedos utilizados para realizar el gesto. De esta manera, podremos evaluar los diferentes métodos en la tarea de perfeccionar</text:p>
      <text:p text:style-name="P3">Tarea de reconocimiento de gestos manuales. La precisión del reconocimiento se computará según los métodos propuestos siguiendo 14 o 28 clases de gestos como se describe anteriormente.</text:p>
      <text:p text:style-name="P3"/>
      <text:p text:style-name="P3"/>
      <text:p text:style-name="P3">4. Métodos</text:p>
      <text:p text:style-name="P3">Se han registrado dos métodos de reconocimiento en la pista:</text:p>
      <text:p text:style-name="P3">• Reconocimiento de gesto dinámico de mano basado en esqueleto [DSWV16]</text:p>
      <text:p text:style-name="P3">de la IMT Lille Douai / Universidad de Lille, Francia.</text:p>
      <text:p text:style-name="P3">• Clasifique la secuencia por fotogramas clave con una red neuronal convolucional de ONERA y ENSTA ParisTech, Francia.</text:p>
      <text:p text:style-name="P3">Estos algoritmos se detallan en la siguiente subse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06:41:16.867503692</meta:creation-date>
    <dc:date>2018-12-10T09:16:14.712385561</dc:date>
    <meta:editing-duration>PT1H43M57S</meta:editing-duration>
    <meta:editing-cycles>1</meta:editing-cycles>
    <meta:document-statistic meta:table-count="0" meta:image-count="0" meta:object-count="0" meta:page-count="2" meta:paragraph-count="24" meta:word-count="1139" meta:character-count="7124" meta:non-whitespace-character-count="6009"/>
    <meta:generator>LibreOffice/5.1.6.2$Linux_X86_64 LibreOffice_project/10m0$Build-2</meta:generator>
  </office:meta>
</office:document-meta>
</file>